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automatic-styles>
    <style:style style:name="P1" style:family="paragraph" style:parent-style-name="Standard">
      <style:text-properties style:font-name="Miriam Libre" fo:font-size="16pt" officeooo:rsid="00134744" officeooo:paragraph-rsid="00134744"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jeu type « Cliker » : </text:p>
      <text:p text:style-name="P1"/>
      <text:p text:style-name="P1">Par Trystan Rigaud,</text:p>
      <text:p text:style-name="P1"/>
      <text:p text:style-name="P1">Le but du jeux est d’amasser de la popularité en faisant connaître sa musique. Le joueur peut d’abord écouter sa musique pour augmenter son score puis, lorsqu’il est assez grand acheter des amélioration rapportant plus ou moins de « fame » à chaque seconde. </text:p>
      <text:p text:style-name="P1"/>
      <text:p text:style-name="P1">Un système de bonus/malus est en conception, avec 8 événement différent et aléatoires. L’événement doit être utiliser avant qu’un autre se déclenche. Ce système doit encore être tester et pourvu de graphismes. </text:p>
      <text:p text:style-name="P1"/>
      <text:p text:style-name="P1">Le script des améliorations est fonctionnel mais il doit être équilibré et l’apparence de chaque amélioration doit être personnalisée. </text:p>
      <text:p text:style-name="P1"/>
      <text:p text:style-name="P1">Un système de formatage des grands nombres est aussi en réflexion mais sa réalisation de manière efficace reste encore un défi non-résolu.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43:58.929659300</meta:creation-date>
    <dc:date>2025-12-18T17:50:28.411330700</dc:date>
    <meta:editing-duration>PT6M30S</meta:editing-duration>
    <meta:editing-cycles>2</meta:editing-cycles>
    <meta:generator>LibreOffice/25.2.6.2$Windows_X86_64 LibreOffice_project/729c5bfe710f5eb71ed3bbde9e06a6065e9c6c5d</meta:generator>
    <meta:document-statistic meta:table-count="0" meta:image-count="0" meta:object-count="0" meta:page-count="1" meta:paragraph-count="6" meta:word-count="127" meta:character-count="790" meta:non-whitespace-character-count="664"/>
  </office:meta>
</office:document-meta>
</file>